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120.329315mm" fo:page-width="120.42457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e5e5e5" draw:opacity="100.0%" draw:stroke="none"/>
    </style:style>
    <style:style style:family="graphic" style:name="style-3">
      <style:graphic-properties draw:fill="gradient" draw:fill-gradient-name="gradient-1" draw:opacity="100.0%" draw:stroke="none"/>
    </style:style>
    <style:style style:family="graphic" style:name="style-4">
      <style:graphic-properties draw:fill="gradient" draw:fill-gradient-name="gradient-2" draw:opacity="100.0%" draw:stroke="none"/>
    </style:style>
    <style:style style:family="graphic" style:name="style-5">
      <style:graphic-properties draw:fill="gradient" draw:fill-gradient-name="gradient-3" draw:opacity="100.0%" draw:stroke="none"/>
    </style:style>
    <style:style style:family="graphic" style:name="style-6">
      <style:graphic-properties draw:fill="gradient" draw:fill-gradient-name="gradient-4" draw:opacity="100.0%" draw:stroke="none"/>
    </style:style>
    <style:style style:family="graphic" style:name="style-7">
      <style:graphic-properties draw:fill="solid" draw:fill-color="#7f7f7f" draw:opacity="100.0%" draw:stroke="none"/>
    </style:style>
    <style:style style:family="graphic" style:name="style-8">
      <style:graphic-properties draw:fill="solid" draw:fill-color="#7f7f7f" draw:opacity="100.0%" draw:stroke="none"/>
    </style:style>
    <style:style style:family="graphic" style:name="style-9">
      <style:graphic-properties draw:fill="solid" draw:fill-color="#7f7f7f" draw:opacity="100.0%" draw:stroke="none"/>
    </style:style>
    <style:style style:family="graphic" style:name="style-10">
      <style:graphic-properties draw:fill="solid" draw:fill-color="#7f7f7f" draw:opacity="100.0%" draw:stroke="none"/>
    </style:style>
    <style:style style:family="graphic" style:name="style-11">
      <style:graphic-properties draw:fill="solid" draw:fill-color="#7f7f7f" draw:opacity="100.0%" draw:stroke="none"/>
    </style:style>
    <style:style style:family="graphic" style:name="style-12">
      <style:graphic-properties draw:fill="solid" draw:fill-color="#7f7f7f" draw:opacity="100.0%" draw:stroke="none"/>
    </style:style>
    <style:style style:family="graphic" style:name="style-13">
      <style:graphic-properties draw:fill="solid" draw:fill-color="#7f7f7f" draw:opacity="100.0%" draw:stroke="none"/>
    </style:style>
    <style:style style:family="graphic" style:name="style-14">
      <style:graphic-properties draw:fill="solid" draw:fill-color="#7f7f7f" draw:opacity="100.0%" draw:stroke="none"/>
    </style:style>
    <style:style style:family="graphic" style:name="style-15">
      <style:graphic-properties draw:fill="solid" draw:fill-color="#160379" draw:opacity="100.0%" draw:stroke="none"/>
    </style:style>
    <style:style style:family="graphic" style:name="style-16">
      <style:graphic-properties draw:fill="solid" draw:fill-color="#160379" draw:opacity="100.0%" draw:stroke="none"/>
    </style:style>
    <style:style style:family="graphic" style:name="style-17">
      <style:graphic-properties draw:fill="solid" draw:fill-color="#160379" draw:opacity="100.0%" draw:stroke="none"/>
    </style:style>
    <style:style style:family="graphic" style:name="style-18">
      <style:graphic-properties draw:fill="solid" draw:fill-color="#160379" draw:opacity="100.0%" draw:stroke="none"/>
    </style:style>
    <style:style style:family="graphic" style:name="style-19">
      <style:graphic-properties draw:fill="solid" draw:fill-color="#160379" draw:opacity="100.0%" draw:stroke="none"/>
    </style:style>
    <style:style style:family="graphic" style:name="style-20">
      <style:graphic-properties draw:fill="solid" draw:fill-color="#160379" draw:opacity="100.0%" draw:stroke="none"/>
    </style:style>
    <style:style style:family="graphic" style:name="style-21">
      <style:graphic-properties draw:fill="solid" draw:fill-color="#160379" draw:opacity="100.0%" draw:stroke="none"/>
    </style:style>
    <style:style style:family="graphic" style:name="style-22">
      <style:graphic-properties draw:fill="solid" draw:fill-color="#160379" draw:opacity="100.0%" draw:stroke="none"/>
    </style:style>
  </office:automatic-styles>
  <office:body>
    <office:drawing>
      <draw:page draw:master-page-name="Default" draw:name="page1" draw:style-name="DP1">
        <draw:g>
          <draw:g>
            <draw:g draw:id="Layer_1">
              <draw:path svg:d="M 6016.466 0.0 H 476.24997 C 213.22769 0.0 0.0 213.22769 0.0 476.24997 V 11556.682 C 0.0 11819.678 213.22769 12032.932 476.24997 12032.932 L 11556.655 12032.932 C 11819.678 12032.932 12032.905 11819.678 12032.905 11556.682 L 12032.905 476.24997 C 12032.905 213.22769 11819.678 0.0 11556.655 0.0 H 6016.466 z" svg:height="120.329315mm" draw:style-name="style-2" svg:viewBox="0.0 0.0 12032.905 12032.932" svg:width="120.32905mm" svg:x="-0.0mm" svg:y="-4.037221E-6mm"/>
              <draw:path svg:d="M 671.53925 11759.59 L 0.0 11089.03 C 22.886198 11067.123 41.910393 11041.406 60.98626 11015.6875 C 76.22596 10987.113 97.154915 10960.442 109.56372 10931.868 C 121.97252 10900.436 126.70899 10874.718 134.32884 10843.286 C 139.09114 10811.854 141.97534 10776.584 142.90147 10741.342 L 139.0653 967.7399 L 142.90147 1018.2224 C 141.97534 982.0274 139.0653 946.7849 134.32884 916.3049 C 126.735634 882.0149 121.97252 856.29736 109.56372 827.7224 C 97.154915 796.2899 76.22596 769.61993 60.98626 743.90247 C 41.909584 716.27997 22.912844 693.4199 0.0 671.51245 L 671.53925 0.0 C 689.6365 15.240005 705.80316 35.242493 723.927 60.00749 C 740.0929 80.96248 758.1909 113.34748 774.40924 146.68498 C 785.8394 180.97499 803.91003 223.83746 810.5779 267.65247 C 814.41406 305.75247 814.41406 345.75745 814.41406 391.47748 C 813.4354 436.24496 813.4354 492.44247 814.41406 549.59247 L 814.41406 11209.972 C 815.3402 11266.169 815.3402 11322.366 814.41406 11368.113 C 815.3402 11411.929 812.50934 11451.933 809.6518 11491.9375 C 802.00525 11533.849 786.76556 11575.758 774.40924 11613.858 C 758.1901 11646.243 740.0929 11674.817 723.927 11699.583 C 705.80316 11723.3955 689.63727 11743.397 671.53925 11759.59 z" svg:height="117.5959mm" draw:style-name="style-3" svg:viewBox="0.0 0.0 815.1087 11759.59" svg:width="8.151087mm" svg:x="112.280426mm" svg:y="1.4570588mm"/>
              <draw:path svg:d="M 144.01433 11759.564 L 815.5268 11089.005 C 791.7143 11067.097 772.66425 11041.38 754.56683 11015.688 C 736.4693 10987.114 715.5143 10960.418 705.9893 10931.869 C 694.5593 10900.437 685.0343 10874.719 681.2243 10843.26 C 674.55676 10811.828 671.6993 10776.585 672.6518 10741.343 L 676.4618 967.7407 L 672.6518 1018.22327 C 671.6993 982.02826 674.5568 946.78577 681.2243 916.3057 C 685.03424 882.0157 694.55927 856.2982 705.9893 827.72327 C 715.5143 796.2908 736.4693 769.6208 754.56683 743.90326 C 772.6643 716.2808 791.7143 693.4208 815.5268 671.5133 L 144.01433 0.0 C 124.964325 15.240005 108.77183 35.242504 91.62683 60.0075 C 72.576836 81.914986 54.479336 110.48998 41.144337 145.7325 C 26.856838 181.9275 9.711839 223.8375 4.949337 267.6525 C -0.76566476 305.7525 -0.76566476 345.75748 1.139335 391.47748 C 0.18683517 436.24496 0.18683517 492.44247 1.139335 549.59247 L 1.139335 11209.972 C 0.18683517 11266.169 0.18683517 11322.366 1.139335 11368.087 C -0.76566476 11411.901 -0.76566476 11451.907 4.949335 11491.912 C 9.711836 11533.822 26.856834 11575.732 41.144333 11613.806 C 54.479336 11646.217 72.57683 11674.765 91.62683 11699.53 C 108.77183 11723.343 124.964325 11743.372 144.01433 11759.564 z" svg:height="117.59564mm" draw:style-name="style-4" svg:viewBox="0.0 0.0 815.52686 11759.564" svg:width="8.155269mm" svg:x="0.0076566474mm" svg:y="1.3620708mm"/>
              <draw:path svg:d="M 11759.538 144.01433 L 11088.979 815.5268 C 11067.071 791.7143 11041.38 772.66425 11015.662 754.56683 C 10987.088 736.4693 10960.417 715.5143 10931.843 705.9893 C 10902.342 694.5593 10875.672 685.0343 10844.187 681.2243 C 10811.828 674.55676 10777.512 671.6993 10741.343 672.6518 L 967.7399 676.4618 L 1018.2225 672.65186 C 982.02747 673.6043 946.785 672.65186 916.30493 680.27185 C 882.0149 684.08185 856.2974 692.65436 827.7225 705.9893 C 796.29 715.51434 769.62 736.46936 743.90247 754.56683 C 716.28 772.66437 693.42 791.71436 671.51245 815.5268 L 0.0 144.01433 C 15.240005 125.91683 35.242504 106.86683 60.0075 90.67433 C 80.962494 70.67183 113.34749 55.431835 146.685 41.144333 C 180.97498 26.85683 223.83751 9.711836 267.6525 4.949334 C 305.75247 -0.7656647 345.75748 -0.7656647 391.4775 1.1393352 C 436.245 0.18683521 492.4425 0.18683521 549.59247 1.1393352 L 11209.972 1.1393352 C 11266.195 0.18683521 11322.366 0.18683521 11368.112 1.1393352 C 11411.902 -0.7656647 11451.907 -0.7656647 11491.912 4.949335 C 11533.822 9.711836 11575.731 26.856834 11613.805 41.144333 C 11646.217 54.479336 11674.791 72.57683 11699.53 91.62683 C 11723.369 108.77183 11743.372 124.964325 11759.538 144.01433 z" svg:height="8.155269mm" draw:style-name="style-5" svg:viewBox="0.0 0.0 11759.538 815.52686" svg:width="117.59538mm" svg:x="1.4573249mm" svg:y="0.0076526096mm"/>
              <draw:path svg:d="M 11759.564 671.53925 L 11089.005 0.0 C 11067.097 21.907576 11041.354 43.81515 11015.688 61.939045 C 10987.114 79.05767 10960.443 96.22878 10931.869 109.56372 C 10902.314 120.041115 10875.645 128.61375 10844.213 135.28082 C 10811.801 140.04312 10777.538 142.90067 10741.316 143.85345 L 967.7141 139.09114 L 1018.1966 143.85345 C 982.0016 142.90067 946.7591 140.01729 916.2791 135.28082 C 881.9891 128.61295 856.27155 120.041115 827.6966 109.56372 C 796.2641 96.22878 769.5941 79.08351 743.87665 61.939045 C 716.25415 42.86237 693.3941 23.838984 671.48663 0.9527842 L 0.0 671.53925 C 15.240005 688.65784 35.242493 707.7079 60.00749 724.879 C 80.96248 741.0715 113.34748 759.16876 146.68498 775.3612 C 180.97498 787.7434 223.8375 802.9839 267.6525 810.60376 C 305.7525 814.41406 345.75748 814.41406 391.47748 814.41406 C 436.24496 813.4613 492.44247 813.4613 549.59247 814.41406 L 11209.972 814.41406 C 11266.143 813.4613 11322.366 813.4613 11368.113 814.41406 C 11411.875 814.41406 11451.933 814.41406 11491.9375 810.60376 C 11533.849 803.93585 11575.758 785.81195 11613.831 774.40845 C 11646.243 757.2632 11674.817 742.02344 11699.556 724.8782 C 11723.369 707.7079 11743.372 688.6845 11759.564 671.53925 z" svg:height="8.14414mm" draw:style-name="style-6" svg:viewBox="0.0 0.0 11759.564 814.41406" svg:width="117.59564mm" svg:x="1.3620749mm" svg:y="112.15659mm"/>
              <draw:g>
                <draw:path svg:d="M 2388.3389 8270.643 L 2388.3389 4409.208 C 2162.6226 4666.3833 1956.8564 4877.8384 1756.8577 5054.977 C 1555.8538 5230.237 1406.3376 5374.0913 1197.7139 5456.9316 C 984.3538 5539.799 687.174 5618.8564 508.10406 5543.6094 C 329.03412 5461.668 214.73413 5309.2944 135.70311 4983.539 C 57.598022 4652.069 42.35812 4004.3428 34.738068 3590.9841 C 22.355507 3174.742 -57.6279 2733.734 77.60064 2528.9202 C 213.8082 2325.0852 689.1056 2286.985 838.6481 2385.0925 C 984.3807 2484.1526 924.37305 2808.955 952.94806 3117.5652 C 979.61816 3427.1274 992.9531 3788.125 996.76306 4222.465 C 1153.8992 4060.54 1317.7554 3901.4724 1498.7307 3734.7847 C 1679.7323 3567.1448 1836.8682 3333.7822 2073.0884 3232.791 C 2306.4512 3131.8525 2599.821 3099.4412 2891.2856 3131.8525 C 3181.798 3164.2373 3495.171 3412.8398 3795.2083 3418.555 C 4092.3882 3417.6025 4393.3784 3229.0073 4657.2207 3146.1396 C 4914.3955 3064.2249 5071.558 3254.7249 5345.878 2930.8748 C 5621.15 2601.3098 6029.7725 1669.7648 6292.6626 1194.4675 C 6549.838 715.36005 6678.425 261.01764 6895.5947 88.61498 C 7111.8125 -79.977554 7490.907 16.224985 7585.178 175.29251 C 7673.7603 329.5975 7700.43 464.8525 7441.3506 1022.0649 C 7177.482 1583.0873 6388.8384 2947.0671 6034.5083 3505.2585 C 5679.1997 4055.8035 5449.6733 4327.2397 5331.5635 4323.456 L 5331.5635 8270.615 C 4350.489 8270.643 3369.4138 8270.643 2388.3389 8270.643 z" svg:height="82.70643mm" draw:style-name="style-7" svg:viewBox="0.0 0.0 7647.485 8270.643" svg:width="76.47485mm" svg:x="21.800627mm" svg:y="28.058989mm"/>
                <draw:path svg:d="M 1147.7888 0.0 C 1781.3337 0.0 2295.5513 514.21783 2295.5513 1147.7623 C 2295.5513 1781.3336 1781.3337 2295.525 1147.7888 2295.525 S 0.0 1781.3074 0.0 1147.7623 C 0.026645659 514.19116 514.24426 0.0 1147.7888 0.0 z" svg:height="22.95525mm" draw:style-name="style-8" svg:viewBox="0.0 0.0 2295.5513 2295.525" svg:width="22.955513mm" svg:x="50.011272mm" svg:y="33.240395mm"/>
                <draw:path svg:d="M 0.0 0.0 L 0.0 200.97731 L 1880.2085 200.97731 L 1880.2085 0.0 L 0.0 0.0 z" svg:height="2.009773mm" draw:style-name="style-9" svg:viewBox="0.0 0.0 1880.2085 200.97731" svg:width="18.802086mm" svg:x="15.975805mm" svg:y="54.929874mm"/>
                <draw:path svg:d="M 235.26744 0.0 C 105.727554 0.0 0.0 104.77517 0.0 234.31506 C 0.0 518.16 0.0 802.0049 0.0 1085.8502 C 0.0 1215.39 105.727554 1320.1653 235.26744 1320.1653 C 269.5576 1320.1653 304.8001 1320.1653 339.08984 1320.1653 C 469.60873 1320.1653 574.3573 1215.39 574.3573 1085.8502 C 574.3573 802.00525 574.3573 518.16034 574.3573 234.31546 C 574.3573 104.77557 469.60873 4.037221E-4 339.08984 4.037221E-4 C 304.8001 0.0 269.5576 0.0 235.26744 0.0 z" svg:height="13.201653mm" draw:style-name="style-10" svg:viewBox="0.0 0.0 574.3573 1320.1653" svg:width="5.7435727mm" svg:x="33.19674mm" svg:y="49.1863mm"/>
                <draw:path svg:d="M 235.29399 0.0 C 105.754 0.0 0.0 104.77517 0.0 234.31506 C 0.0 518.16 0.0 802.0049 0.0 1085.8502 C 0.0 1215.39 105.727455 1320.1653 235.29388 1320.1653 C 269.55737 1320.1653 304.7999 1320.1653 340.04242 1320.1653 C 469.5823 1320.1653 574.3575 1215.39 574.3575 1085.8502 C 574.3575 802.00525 574.3575 518.16034 574.3575 234.31546 C 574.3575 104.77557 469.58252 4.037221E-4 340.04242 4.037221E-4 C 304.8001 0.0 269.5576 0.0 235.29399 0.0 z" svg:height="13.201653mm" draw:style-name="style-11" svg:viewBox="0.0 0.0 574.3575 1320.1653" svg:width="5.7435746mm" svg:x="14.394391mm" svg:y="49.1863mm"/>
                <draw:path svg:d="M 80.00964 0.0 L 0.0 184.78502 L 1726.9084 928.68744 L 1806.8922 743.9026 L 80.00964 0.0 z" svg:height="9.286874mm" draw:style-name="style-12" svg:viewBox="0.0 0.0 1806.8922 928.68744" svg:width="18.068922mm" svg:x="83.136314mm" svg:y="28.2313mm"/>
                <draw:path svg:d="M 664.0906 19.248259 C 545.0281 -32.186745 406.91556 23.058184 355.48053 142.12068 C 244.0379 403.10583 131.64328 663.138 19.247854 924.12335 C -32.18715 1043.1858 23.058184 1181.2983 142.12068 1232.7334 C 173.55287 1246.0682 205.93784 1260.3561 238.34946 1273.6909 C 357.41196 1325.126 495.52448 1269.881 546.0067 1150.8186 C 658.4013 890.78595 770.79675 629.801 883.19135 369.76846 C 934.59973 250.70598 879.35516 112.59345 760.2927 61.158447 C 728.86053 46.870724 696.4755 33.53578 664.0906 19.248259 z" svg:height="12.92939mm" draw:style-name="style-13" svg:viewBox="0.0 0.0 902.42426 1292.939" svg:width="9.024242mm" svg:x="97.536125mm" svg:y="30.505793mm"/>
                <draw:path svg:d="M 664.0906 18.844336 C 545.0281 -31.638086 406.88892 22.65426 355.48053 141.71675 C 244.0379 402.7017 131.64328 662.73425 19.247854 923.7192 C -32.18715 1042.7817 23.058184 1180.8942 142.12068 1232.3292 C 173.55287 1245.6642 205.93784 1259.9519 238.32281 1273.2869 C 357.3853 1324.7218 495.52448 1269.4769 545.98004 1150.4144 C 658.3747 890.38184 770.7701 629.3969 883.16473 369.36435 C 934.59973 250.30185 879.3544 112.18932 760.2919 60.754322 C 728.83466 47.41938 696.4497 33.13186 664.0906 18.844336 z" svg:height="12.925351mm" draw:style-name="style-14" svg:viewBox="0.0 0.0 902.4131 1292.5352" svg:width="9.024131mm" svg:x="80.26757mm" svg:y="23.070807mm"/>
                <draw:path svg:d="M 2389.3157 8270.643 L 2389.3157 4409.2075 C 2165.4517 4665.4297 1955.9017 4879.716 1756.8558 5055.928 C 1556.8043 5229.283 1403.4784 5374.063 1197.712 5456.9307 C 984.3785 5539.798 687.1986 5618.8555 508.12848 5543.6084 C 329.0321 5461.6675 214.75856 5309.294 135.7009 4983.5386 C 57.595802 4652.069 42.3559 4004.342 34.76229 3590.957 C 22.353285 3174.741 -57.63012 2733.7336 77.59842 2528.9197 C 213.80598 2325.085 689.1034 2286.9849 838.6459 2385.092 C 983.45233 2484.152 926.3024 2808.9546 953.92487 3117.5647 C 978.6898 3427.1272 992.95087 3788.1245 996.761 4222.465 C 1153.8971 4060.54 1317.7798 3901.4724 1498.7548 3734.7847 C 1679.7296 3567.1448 1836.866 3333.7822 2073.0857 3232.8174 C 2306.4485 3131.8525 2599.8184 3099.4675 2891.2832 3131.8525 C 3181.7954 3164.2373 3495.1682 3412.8398 3795.2056 3418.555 C 4092.3855 3417.6025 4393.3755 3229.0073 4657.2183 3146.1396 C 4914.42 3064.2249 5071.5557 3254.7249 5345.876 2930.8748 C 5621.1484 2601.3098 6029.7974 1669.7648 6292.6606 1194.4675 C 6549.836 715.36005 6678.423 261.01764 6895.5933 88.61498 C 7111.8105 -79.977554 7490.906 16.224985 7585.1763 175.29251 C 7673.785 329.5975 7700.4287 464.8525 7441.3486 1022.0649 C 7177.507 1583.0873 6388.8364 2947.0671 6034.5063 3505.2324 C 5679.2236 4055.804 5449.6714 4327.2397 5331.5615 4323.456 L 5331.5615 8270.615 C 4351.439 8270.643 3370.3645 8270.643 2389.3157 8270.643 z" svg:height="82.70642mm" draw:style-name="style-15" svg:viewBox="0.0 0.0 7647.4946 8270.643" svg:width="76.474945mm" svg:x="21.429173mm" svg:y="26.94457mm"/>
                <draw:path svg:d="M 1147.763 0.0 C 1781.3341 0.0 2295.5251 514.6145 2295.5251 1148.715 C 2295.5251 1782.7888 1781.3337 2297.43 1147.7626 2297.43 C 514.2176 2297.43 0.0 1782.7888 0.0 1148.715 C 4.037221E-4 514.6145 514.218 0.0 1147.763 0.0 z" svg:height="22.974298mm" draw:style-name="style-16" svg:viewBox="0.0 0.0 2295.5251 2297.43" svg:width="22.955252mm" svg:x="49.630535mm" svg:y="32.119617mm"/>
                <draw:path svg:d="M 0.0 0.0 L 0.0 200.97731 L 1880.2086 200.97731 L 1880.2086 0.0 L 0.0 0.0 z" svg:height="2.009773mm" draw:style-name="style-17" svg:viewBox="0.0 0.0 1880.2085 200.97731" svg:width="18.802086mm" svg:x="15.604331mm" svg:y="53.81545mm"/>
                <draw:path svg:d="M 235.26744 0.0 C 105.727554 0.0 0.0 104.77517 0.0 234.31506 C 0.0 518.16 0.0 802.0049 0.0 1085.8502 C 0.0 1215.39 105.727554 1321.1176 235.26744 1321.1176 C 269.5576 1321.1176 304.8001 1321.1176 340.0426 1321.1176 C 469.58252 1321.1176 574.35767 1215.39 574.35767 1085.8502 C 574.35767 802.00525 574.35767 518.16034 574.35767 234.31546 C 574.35767 104.77557 469.58252 4.037221E-4 340.0426 4.037221E-4 C 304.8001 0.0 269.5576 0.0 235.26744 0.0 z" svg:height="13.211176mm" draw:style-name="style-18" svg:viewBox="0.0 0.0 574.35767 1321.1176" svg:width="5.743577mm" svg:x="32.825264mm" svg:y="48.071873mm"/>
                <draw:path svg:d="M 235.29399 0.0 C 105.754 0.0 0.0 104.77517 0.0 234.31506 C 0.0 518.16 0.0 802.0049 0.0 1085.8502 C 0.0 1215.39 105.727455 1321.1176 235.29388 1321.1176 C 269.55737 1321.1176 304.7999 1321.1176 340.04242 1321.1176 C 469.58252 1321.1176 574.3575 1215.39 574.3575 1085.8502 C 574.3575 802.00525 574.3575 518.16034 574.3575 234.31546 C 574.3575 104.77557 469.58252 4.037221E-4 340.04242 4.037221E-4 C 304.7999 0.0 269.55746 0.0 235.29399 0.0 z" svg:height="13.211176mm" draw:style-name="style-19" svg:viewBox="0.0 0.0 574.3575 1321.1176" svg:width="5.7435746mm" svg:x="14.022916mm" svg:y="48.071873mm"/>
                <draw:path svg:d="M 79.98381 0.0 L 0.0 184.78502 L 1726.8826 928.6876 L 1806.8922 743.9028 L 79.98381 0.0 z" svg:height="9.286876mm" draw:style-name="style-20" svg:viewBox="0.0 0.0 1806.8922 928.6876" svg:width="18.068922mm" svg:x="82.7651mm" svg:y="27.116875mm"/>
                <draw:path svg:d="M 664.0752 18.844336 C 545.01276 -31.638086 406.9002 22.65426 355.4652 141.71675 C 244.02255 402.7017 131.62794 662.73425 19.232513 923.7192 C -32.175846 1042.7817 23.068682 1180.8942 142.13118 1232.3292 C 173.56337 1245.6642 205.94833 1259.9519 238.33331 1273.2869 C 357.3958 1324.7218 495.50833 1269.4769 545.99054 1150.4144 C 658.3852 890.38184 770.7806 629.3969 883.17523 369.36435 C 934.6102 250.30185 879.36487 112.18932 760.30237 60.754322 C 728.84515 46.4668 696.4868 33.131657 664.0752 18.844336 z" svg:height="12.925351mm" draw:style-name="style-21" svg:viewBox="0.0 0.0 902.42346 1292.5352" svg:width="9.024235mm" svg:x="97.16481mm" svg:y="29.395409mm"/>
                <draw:path svg:d="M 664.0906 19.402279 C 545.0281 -32.032726 406.91556 22.259825 355.48053 141.32231 C 244.0379 402.30725 131.64328 662.33984 19.247854 923.32477 C -32.18715 1042.3872 23.058184 1180.4998 142.12068 1231.9348 C 173.55287 1245.2698 205.93784 1259.5575 238.34946 1272.8925 C 357.41196 1324.3274 495.52448 1269.0825 546.0067 1150.9724 C 658.4013 889.9874 770.79675 629.0025 883.19135 368.9699 C 934.59973 249.90741 879.35516 111.79489 760.2927 60.359886 C 728.88715 47.024742 696.4755 32.73722 664.0906 19.402279 z" svg:height="12.921563mm" draw:style-name="style-22" svg:viewBox="0.0 0.0 902.42426 1292.1562" svg:width="9.024242mm" svg:x="79.89583mm" svg:y="21.96033mm"/>
              </draw:g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>
    <draw:gradient draw:angle="900" draw:border="9.80641E-4%" draw:display-name="gradient-1" draw:end-color="#000000" draw:name="gradient-1" draw:start-color="#e5e5e5" draw:style="linear"/>
    <draw:gradient draw:angle="2700" draw:border="0.001838759%" draw:display-name="gradient-2" draw:end-color="#999999" draw:name="gradient-2" draw:start-color="#e5e5e5" draw:style="linear"/>
    <draw:gradient draw:angle="1800" draw:border="-4.540728E-4%" draw:display-name="gradient-3" draw:end-color="#999999" draw:name="gradient-3" draw:start-color="#e5e5e5" draw:style="linear"/>
    <draw:gradient draw:angle="0" draw:border="0.0019629549%" draw:display-name="gradient-4" draw:end-color="#000000" draw:name="gradient-4" draw:start-color="#e5e5e5" draw:style="linear"/>
  </office:styles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120.329315mm" fo:page-width="120.42457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